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36cm"/>
    </style:style>
    <style:style style:name="co2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535cm" svg:y="1.083cm">
            <draw:object draw:notify-on-update-of-ranges="Sheet1.C2:Sheet1.C50 Sheet1.D1:Sheet1.D1 Sheet1.D2:Sheet1.D50 Sheet1.E1:Sheet1.E1 Sheet1.E2:Sheet1.E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1,</text:p>
          </table:table-cell>
          <table:table-cell office:value-type="string" calcext:value-type="string">
            <text:p>a2,</text:p>
          </table:table-cell>
          <table:table-cell office:value-type="string" calcext:value-type="string">
            <text:p>sum_states,</text:p>
          </table:table-cell>
          <table:table-cell office:value-type="string" calcext:value-type="string">
            <text:p>sim_time,</text:p>
          </table:table-cell>
          <table:table-cell office:value-type="string" calcext:value-type="string">
            <text:p>nosim_tim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6</text:p>
          </table:table-cell>
          <table:table-cell office:value-type="float" office:value="12" calcext:value-type="float">
            <text:p>12</text:p>
          </table:table-cell>
          <table:table-cell office:value-type="float" office:value="0.000722554" calcext:value-type="float">
            <text:p>0,000722554</text:p>
          </table:table-cell>
          <table:table-cell office:value-type="float" office:value="0.00034564" calcext:value-type="float">
            <text:p>0,00034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float" office:value="13" calcext:value-type="float">
            <text:p>13</text:p>
          </table:table-cell>
          <table:table-cell office:value-type="float" office:value="0.00085416" calcext:value-type="float">
            <text:p>0,00085416</text:p>
          </table:table-cell>
          <table:table-cell office:value-type="float" office:value="0.000303463" calcext:value-type="float">
            <text:p>0,000303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float" office:value="13" calcext:value-type="float">
            <text:p>13</text:p>
          </table:table-cell>
          <table:table-cell office:value-type="float" office:value="0.00104581" calcext:value-type="float">
            <text:p>0,00104581</text:p>
          </table:table-cell>
          <table:table-cell office:value-type="float" office:value="0.000336943" calcext:value-type="float">
            <text:p>0,00033694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7</text:p>
          </table:table-cell>
          <table:table-cell office:value-type="float" office:value="14" calcext:value-type="float">
            <text:p>14</text:p>
          </table:table-cell>
          <table:table-cell office:value-type="float" office:value="0.00071385" calcext:value-type="float">
            <text:p>0,00071385</text:p>
          </table:table-cell>
          <table:table-cell office:value-type="float" office:value="0.000432218" calcext:value-type="float">
            <text:p>0,00043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6</text:p>
          </table:table-cell>
          <table:table-cell office:value-type="float" office:value="16" calcext:value-type="float">
            <text:p>16</text:p>
          </table:table-cell>
          <table:table-cell office:value-type="float" office:value="0.00161805" calcext:value-type="float">
            <text:p>0,00161805</text:p>
          </table:table-cell>
          <table:table-cell office:value-type="float" office:value="0.00024298" calcext:value-type="float">
            <text:p>0,00024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1</text:p>
          </table:table-cell>
          <table:table-cell office:value-type="float" office:value="16" calcext:value-type="float">
            <text:p>16</text:p>
          </table:table-cell>
          <table:table-cell office:value-type="float" office:value="0.00175651" calcext:value-type="float">
            <text:p>0,00175651</text:p>
          </table:table-cell>
          <table:table-cell office:value-type="float" office:value="0.000333037" calcext:value-type="float">
            <text:p>0,000333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7</text:p>
          </table:table-cell>
          <table:table-cell office:value-type="float" office:value="17" calcext:value-type="float">
            <text:p>17</text:p>
          </table:table-cell>
          <table:table-cell office:value-type="float" office:value="0.00211779" calcext:value-type="float">
            <text:p>0,00211779</text:p>
          </table:table-cell>
          <table:table-cell office:value-type="float" office:value="0.000248214" calcext:value-type="float">
            <text:p>0,000248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6</text:p>
          </table:table-cell>
          <table:table-cell office:value-type="float" office:value="17" calcext:value-type="float">
            <text:p>17</text:p>
          </table:table-cell>
          <table:table-cell office:value-type="float" office:value="0.00184164" calcext:value-type="float">
            <text:p>0,00184164</text:p>
          </table:table-cell>
          <table:table-cell office:value-type="float" office:value="0.0003644" calcext:value-type="float">
            <text:p>0,0003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2</text:p>
          </table:table-cell>
          <table:table-cell office:value-type="float" office:value="17" calcext:value-type="float">
            <text:p>17</text:p>
          </table:table-cell>
          <table:table-cell office:value-type="float" office:value="0.00185687" calcext:value-type="float">
            <text:p>0,00185687</text:p>
          </table:table-cell>
          <table:table-cell office:value-type="float" office:value="0.000230782" calcext:value-type="float">
            <text:p>0,0002307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1</text:p>
          </table:table-cell>
          <table:table-cell office:value-type="float" office:value="17" calcext:value-type="float">
            <text:p>17</text:p>
          </table:table-cell>
          <table:table-cell office:value-type="float" office:value="0.00190594" calcext:value-type="float">
            <text:p>0,00190594</text:p>
          </table:table-cell>
          <table:table-cell office:value-type="float" office:value="0.00029582" calcext:value-type="float">
            <text:p>0,00029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7</text:p>
          </table:table-cell>
          <table:table-cell office:value-type="float" office:value="18" calcext:value-type="float">
            <text:p>18</text:p>
          </table:table-cell>
          <table:table-cell office:value-type="float" office:value="0.00185665" calcext:value-type="float">
            <text:p>0,00185665</text:p>
          </table:table-cell>
          <table:table-cell office:value-type="float" office:value="0.000362466" calcext:value-type="float">
            <text:p>0,000362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6</text:p>
          </table:table-cell>
          <table:table-cell office:value-type="float" office:value="18" calcext:value-type="float">
            <text:p>18</text:p>
          </table:table-cell>
          <table:table-cell office:value-type="float" office:value="0.0033337" calcext:value-type="float">
            <text:p>0,0033337</text:p>
          </table:table-cell>
          <table:table-cell office:value-type="float" office:value="0.000302576" calcext:value-type="float">
            <text:p>0,000302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3</text:p>
          </table:table-cell>
          <table:table-cell office:value-type="float" office:value="18" calcext:value-type="float">
            <text:p>18</text:p>
          </table:table-cell>
          <table:table-cell office:value-type="float" office:value="0.00242401" calcext:value-type="float">
            <text:p>0,00242401</text:p>
          </table:table-cell>
          <table:table-cell office:value-type="float" office:value="0.000397652" calcext:value-type="float">
            <text:p>0,000397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2</text:p>
          </table:table-cell>
          <table:table-cell office:value-type="float" office:value="18" calcext:value-type="float">
            <text:p>18</text:p>
          </table:table-cell>
          <table:table-cell office:value-type="float" office:value="0.00194609" calcext:value-type="float">
            <text:p>0,00194609</text:p>
          </table:table-cell>
          <table:table-cell office:value-type="float" office:value="0.000233021" calcext:value-type="float">
            <text:p>0,000233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7</text:p>
          </table:table-cell>
          <table:table-cell office:value-type="float" office:value="19" calcext:value-type="float">
            <text:p>19</text:p>
          </table:table-cell>
          <table:table-cell office:value-type="float" office:value="0.00317204" calcext:value-type="float">
            <text:p>0,00317204</text:p>
          </table:table-cell>
          <table:table-cell office:value-type="float" office:value="0.000312182" calcext:value-type="float">
            <text:p>0,000312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3</text:p>
          </table:table-cell>
          <table:table-cell office:value-type="float" office:value="19" calcext:value-type="float">
            <text:p>19</text:p>
          </table:table-cell>
          <table:table-cell office:value-type="float" office:value="0.0027279" calcext:value-type="float">
            <text:p>0,0027279</text:p>
          </table:table-cell>
          <table:table-cell office:value-type="float" office:value="0.000296338" calcext:value-type="float">
            <text:p>0,00029633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11</text:p>
          </table:table-cell>
          <table:table-cell office:value-type="float" office:value="20" calcext:value-type="float">
            <text:p>20</text:p>
          </table:table-cell>
          <table:table-cell office:value-type="float" office:value="0.0020835" calcext:value-type="float">
            <text:p>0,0020835</text:p>
          </table:table-cell>
          <table:table-cell office:value-type="float" office:value="0.000612951" calcext:value-type="float">
            <text:p>0,0006129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float" office:value="21" calcext:value-type="float">
            <text:p>21</text:p>
          </table:table-cell>
          <table:table-cell office:value-type="float" office:value="0.00219984" calcext:value-type="float">
            <text:p>0,00219984</text:p>
          </table:table-cell>
          <table:table-cell office:value-type="float" office:value="0.000609066" calcext:value-type="float">
            <text:p>0,000609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office:value-type="float" office:value="21" calcext:value-type="float">
            <text:p>21</text:p>
          </table:table-cell>
          <table:table-cell office:value-type="float" office:value="0.00232106" calcext:value-type="float">
            <text:p>0,00232106</text:p>
          </table:table-cell>
          <table:table-cell office:value-type="float" office:value="0.000596197" calcext:value-type="float">
            <text:p>0,000596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3</text:p>
          </table:table-cell>
          <table:table-cell office:value-type="float" office:value="22" calcext:value-type="float">
            <text:p>22</text:p>
          </table:table-cell>
          <table:table-cell office:value-type="float" office:value="0.00469705" calcext:value-type="float">
            <text:p>0,00469705</text:p>
          </table:table-cell>
          <table:table-cell office:value-type="float" office:value="0.000520182" calcext:value-type="float">
            <text:p>0,000520182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12</text:p>
          </table:table-cell>
          <table:table-cell office:value-type="float" office:value="22" calcext:value-type="float">
            <text:p>22</text:p>
          </table:table-cell>
          <table:table-cell office:value-type="float" office:value="0.00230577" calcext:value-type="float">
            <text:p>0,00230577</text:p>
          </table:table-cell>
          <table:table-cell office:value-type="float" office:value="0.000571971" calcext:value-type="float">
            <text:p>0,0005719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1</text:p>
          </table:table-cell>
          <table:table-cell office:value-type="float" office:value="22" calcext:value-type="float">
            <text:p>22</text:p>
          </table:table-cell>
          <table:table-cell office:value-type="float" office:value="0.00347259" calcext:value-type="float">
            <text:p>0,00347259</text:p>
          </table:table-cell>
          <table:table-cell office:value-type="float" office:value="0.000376993" calcext:value-type="float">
            <text:p>0,0003769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float" office:value="23" calcext:value-type="float">
            <text:p>23</text:p>
          </table:table-cell>
          <table:table-cell office:value-type="float" office:value="0.00353636" calcext:value-type="float">
            <text:p>0,00353636</text:p>
          </table:table-cell>
          <table:table-cell office:value-type="float" office:value="0.000582392" calcext:value-type="float">
            <text:p>0,000582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office:value-type="float" office:value="23" calcext:value-type="float">
            <text:p>23</text:p>
          </table:table-cell>
          <table:table-cell office:value-type="float" office:value="0.00361888" calcext:value-type="float">
            <text:p>0,00361888</text:p>
          </table:table-cell>
          <table:table-cell office:value-type="float" office:value="0.000426757" calcext:value-type="float">
            <text:p>0,00042675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13</text:p>
          </table:table-cell>
          <table:table-cell office:value-type="float" office:value="24" calcext:value-type="float">
            <text:p>24</text:p>
          </table:table-cell>
          <table:table-cell office:value-type="float" office:value="0.00356142" calcext:value-type="float">
            <text:p>0,00356142</text:p>
          </table:table-cell>
          <table:table-cell office:value-type="float" office:value="0.00111856" calcext:value-type="float">
            <text:p>0,001118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6</text:p>
          </table:table-cell>
          <table:table-cell office:value-type="float" office:value="34" calcext:value-type="float">
            <text:p>34</text:p>
          </table:table-cell>
          <table:table-cell office:value-type="float" office:value="0.00758002" calcext:value-type="float">
            <text:p>0,00758002</text:p>
          </table:table-cell>
          <table:table-cell office:value-type="float" office:value="0.000711764" calcext:value-type="float">
            <text:p>0,0007117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6</text:p>
          </table:table-cell>
          <table:table-cell office:value-type="float" office:value="34" calcext:value-type="float">
            <text:p>34</text:p>
          </table:table-cell>
          <table:table-cell office:value-type="float" office:value="0.00984386" calcext:value-type="float">
            <text:p>0,00984386</text:p>
          </table:table-cell>
          <table:table-cell office:value-type="float" office:value="0.000817105" calcext:value-type="float">
            <text:p>0,000817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28</text:p>
          </table:table-cell>
          <table:table-cell office:value-type="float" office:value="34" calcext:value-type="float">
            <text:p>34</text:p>
          </table:table-cell>
          <table:table-cell office:value-type="float" office:value="0.00760471" calcext:value-type="float">
            <text:p>0,00760471</text:p>
          </table:table-cell>
          <table:table-cell office:value-type="float" office:value="0.000678257" calcext:value-type="float">
            <text:p>0,000678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30</text:p>
          </table:table-cell>
          <table:table-cell office:value-type="float" office:value="34" calcext:value-type="float">
            <text:p>34</text:p>
          </table:table-cell>
          <table:table-cell office:value-type="float" office:value="0.0088975" calcext:value-type="float">
            <text:p>0,0088975</text:p>
          </table:table-cell>
          <table:table-cell office:value-type="float" office:value="0.000671301" calcext:value-type="float">
            <text:p>0,000671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7</text:p>
          </table:table-cell>
          <table:table-cell office:value-type="float" office:value="35" calcext:value-type="float">
            <text:p>35</text:p>
          </table:table-cell>
          <table:table-cell office:value-type="float" office:value="0.00817234" calcext:value-type="float">
            <text:p>0,00817234</text:p>
          </table:table-cell>
          <table:table-cell office:value-type="float" office:value="0.000737778" calcext:value-type="float">
            <text:p>0,000737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7</text:p>
          </table:table-cell>
          <table:table-cell office:value-type="float" office:value="35" calcext:value-type="float">
            <text:p>35</text:p>
          </table:table-cell>
          <table:table-cell office:value-type="float" office:value="0.00903039" calcext:value-type="float">
            <text:p>0,00903039</text:p>
          </table:table-cell>
          <table:table-cell office:value-type="float" office:value="0.000802207" calcext:value-type="float">
            <text:p>0,000802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28</text:p>
          </table:table-cell>
          <table:table-cell office:value-type="float" office:value="35" calcext:value-type="float">
            <text:p>35</text:p>
          </table:table-cell>
          <table:table-cell office:value-type="float" office:value="0.00965781" calcext:value-type="float">
            <text:p>0,00965781</text:p>
          </table:table-cell>
          <table:table-cell office:value-type="float" office:value="0.000871869" calcext:value-type="float">
            <text:p>0,000871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30</text:p>
          </table:table-cell>
          <table:table-cell office:value-type="float" office:value="35" calcext:value-type="float">
            <text:p>35</text:p>
          </table:table-cell>
          <table:table-cell office:value-type="float" office:value="0.00890391" calcext:value-type="float">
            <text:p>0,00890391</text:p>
          </table:table-cell>
          <table:table-cell office:value-type="float" office:value="0.000697102" calcext:value-type="float">
            <text:p>0,000697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28</text:p>
          </table:table-cell>
          <table:table-cell office:value-type="float" office:value="38" calcext:value-type="float">
            <text:p>38</text:p>
          </table:table-cell>
          <table:table-cell office:value-type="float" office:value="0.00973448" calcext:value-type="float">
            <text:p>0,00973448</text:p>
          </table:table-cell>
          <table:table-cell office:value-type="float" office:value="0.000908573" calcext:value-type="float">
            <text:p>0,000908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30</text:p>
          </table:table-cell>
          <table:table-cell office:value-type="float" office:value="38" calcext:value-type="float">
            <text:p>38</text:p>
          </table:table-cell>
          <table:table-cell office:value-type="float" office:value="0.010351" calcext:value-type="float">
            <text:p>0,010351</text:p>
          </table:table-cell>
          <table:table-cell office:value-type="float" office:value="0.00158735" calcext:value-type="float">
            <text:p>0,00158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1</text:p>
          </table:table-cell>
          <table:table-cell office:value-type="float" office:value="38" calcext:value-type="float">
            <text:p>38</text:p>
          </table:table-cell>
          <table:table-cell office:value-type="float" office:value="0.00967287" calcext:value-type="float">
            <text:p>0,00967287</text:p>
          </table:table-cell>
          <table:table-cell office:value-type="float" office:value="0.000847825" calcext:value-type="float">
            <text:p>0,000847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1</text:p>
          </table:table-cell>
          <table:table-cell office:value-type="float" office:value="38" calcext:value-type="float">
            <text:p>38</text:p>
          </table:table-cell>
          <table:table-cell office:value-type="float" office:value="0.0106147" calcext:value-type="float">
            <text:p>0,0106147</text:p>
          </table:table-cell>
          <table:table-cell office:value-type="float" office:value="0.000807821" calcext:value-type="float">
            <text:p>0,0008078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28</text:p>
          </table:table-cell>
          <table:table-cell office:value-type="float" office:value="39" calcext:value-type="float">
            <text:p>39</text:p>
          </table:table-cell>
          <table:table-cell office:value-type="float" office:value="0.0106231" calcext:value-type="float">
            <text:p>0,0106231</text:p>
          </table:table-cell>
          <table:table-cell office:value-type="float" office:value="0.000825355" calcext:value-type="float">
            <text:p>0,000825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30</text:p>
          </table:table-cell>
          <table:table-cell office:value-type="float" office:value="39" calcext:value-type="float">
            <text:p>39</text:p>
          </table:table-cell>
          <table:table-cell office:value-type="float" office:value="0.0166198" calcext:value-type="float">
            <text:p>0,0166198</text:p>
          </table:table-cell>
          <table:table-cell office:value-type="float" office:value="0.00247465" calcext:value-type="float">
            <text:p>0,00247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2</text:p>
          </table:table-cell>
          <table:table-cell office:value-type="float" office:value="39" calcext:value-type="float">
            <text:p>39</text:p>
          </table:table-cell>
          <table:table-cell office:value-type="float" office:value="0.00977549" calcext:value-type="float">
            <text:p>0,00977549</text:p>
          </table:table-cell>
          <table:table-cell office:value-type="float" office:value="0.000823361" calcext:value-type="float">
            <text:p>0,000823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2</text:p>
          </table:table-cell>
          <table:table-cell office:value-type="float" office:value="39" calcext:value-type="float">
            <text:p>39</text:p>
          </table:table-cell>
          <table:table-cell office:value-type="float" office:value="0.00990775" calcext:value-type="float">
            <text:p>0,00990775</text:p>
          </table:table-cell>
          <table:table-cell office:value-type="float" office:value="0.000719485" calcext:value-type="float">
            <text:p>0,000719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28</text:p>
          </table:table-cell>
          <table:table-cell office:value-type="float" office:value="40" calcext:value-type="float">
            <text:p>40</text:p>
          </table:table-cell>
          <table:table-cell office:value-type="float" office:value="0.0101458" calcext:value-type="float">
            <text:p>0,0101458</text:p>
          </table:table-cell>
          <table:table-cell office:value-type="float" office:value="0.000992656" calcext:value-type="float">
            <text:p>0,000992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30</text:p>
          </table:table-cell>
          <table:table-cell office:value-type="float" office:value="40" calcext:value-type="float">
            <text:p>40</text:p>
          </table:table-cell>
          <table:table-cell office:value-type="float" office:value="0.011175" calcext:value-type="float">
            <text:p>0,011175</text:p>
          </table:table-cell>
          <table:table-cell office:value-type="float" office:value="0.00215316" calcext:value-type="float">
            <text:p>0,00215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3</text:p>
          </table:table-cell>
          <table:table-cell office:value-type="float" office:value="40" calcext:value-type="float">
            <text:p>40</text:p>
          </table:table-cell>
          <table:table-cell office:value-type="float" office:value="0.0106661" calcext:value-type="float">
            <text:p>0,0106661</text:p>
          </table:table-cell>
          <table:table-cell office:value-type="float" office:value="0.00139617" calcext:value-type="float">
            <text:p>0,001396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3</text:p>
          </table:table-cell>
          <table:table-cell office:value-type="float" office:value="40" calcext:value-type="float">
            <text:p>40</text:p>
          </table:table-cell>
          <table:table-cell office:value-type="float" office:value="0.0101073" calcext:value-type="float">
            <text:p>0,0101073</text:p>
          </table:table-cell>
          <table:table-cell office:value-type="float" office:value="0.00129134" calcext:value-type="float">
            <text:p>0,0012913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28</text:p>
          </table:table-cell>
          <table:table-cell office:value-type="float" office:value="56" calcext:value-type="float">
            <text:p>56</text:p>
          </table:table-cell>
          <table:table-cell office:value-type="float" office:value="0.052585" calcext:value-type="float">
            <text:p>0,052585</text:p>
          </table:table-cell>
          <table:table-cell office:value-type="float" office:value="0.07929" calcext:value-type="float">
            <text:p>0,07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30</text:p>
          </table:table-cell>
          <table:table-cell office:value-type="float" office:value="56" calcext:value-type="float">
            <text:p>56</text:p>
          </table:table-cell>
          <table:table-cell office:value-type="float" office:value="0.0568905" calcext:value-type="float">
            <text:p>0,0568905</text:p>
          </table:table-cell>
          <table:table-cell office:value-type="float" office:value="0.089852" calcext:value-type="float">
            <text:p>0,089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28</text:p>
          </table:table-cell>
          <table:table-cell office:value-type="float" office:value="56" calcext:value-type="float">
            <text:p>56</text:p>
          </table:table-cell>
          <table:table-cell office:value-type="float" office:value="0.0570632" calcext:value-type="float">
            <text:p>0,0570632</text:p>
          </table:table-cell>
          <table:table-cell office:value-type="float" office:value="0.0785498" calcext:value-type="float">
            <text:p>0,078549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30</text:p>
          </table:table-cell>
          <table:table-cell office:value-type="float" office:value="56" calcext:value-type="float">
            <text:p>56</text:p>
          </table:table-cell>
          <table:table-cell office:value-type="float" office:value="0.0618145" calcext:value-type="float">
            <text:p>0,0618145</text:p>
          </table:table-cell>
          <table:table-cell office:value-type="float" office:value="0.0911742" calcext:value-type="float">
            <text:p>0,0911742</text:p>
          </table:table-cell>
          <table:table-cell table:number-columns-repeated="1019"/>
        </table:table-row>
      </table:table>
      <table:table table:name="Sheet2" table:style-name="ta1">
        <table:shapes>
          <draw:frame draw:z-index="0" draw:style-name="gr1" draw:text-style-name="P1" svg:width="15.999cm" svg:height="8.999cm" svg:x="27.684cm" svg:y="1.162cm">
            <draw:object draw:notify-on-update-of-ranges="Sheet2.C2:Sheet2.C50 Sheet2.D1:Sheet2.D1 Sheet2.D2:Sheet2.D50 Sheet2.E1:Sheet2.E1 Sheet2.E2:Sheet2.E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a1,</text:p>
          </table:table-cell>
          <table:table-cell office:value-type="string" calcext:value-type="string">
            <text:p>a2,</text:p>
          </table:table-cell>
          <table:table-cell office:value-type="string" calcext:value-type="string">
            <text:p>sum_states,</text:p>
          </table:table-cell>
          <table:table-cell office:value-type="string" calcext:value-type="string">
            <text:p>sim_time,</text:p>
          </table:table-cell>
          <table:table-cell office:value-type="string" calcext:value-type="string">
            <text:p>nosim_tim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3</text:p>
          </table:table-cell>
          <table:table-cell office:value-type="float" office:value="107" calcext:value-type="float">
            <text:p>107</text:p>
          </table:table-cell>
          <table:table-cell office:value-type="float" office:value="0.0354367" calcext:value-type="float">
            <text:p>0,0354367</text:p>
          </table:table-cell>
          <table:table-cell office:value-type="float" office:value="0.00277886" calcext:value-type="float">
            <text:p>0,00277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4</text:p>
          </table:table-cell>
          <table:table-cell office:value-type="float" office:value="110" calcext:value-type="float">
            <text:p>110</text:p>
          </table:table-cell>
          <table:table-cell office:value-type="float" office:value="0.0424915" calcext:value-type="float">
            <text:p>0,0424915</text:p>
          </table:table-cell>
          <table:table-cell office:value-type="float" office:value="0.002813" calcext:value-type="float">
            <text:p>0,002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3</text:p>
          </table:table-cell>
          <table:table-cell office:value-type="float" office:value="111" calcext:value-type="float">
            <text:p>111</text:p>
          </table:table-cell>
          <table:table-cell office:value-type="float" office:value="0.0497166" calcext:value-type="float">
            <text:p>0,0497166</text:p>
          </table:table-cell>
          <table:table-cell office:value-type="float" office:value="0.00282003" calcext:value-type="float">
            <text:p>0,00282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5</text:p>
          </table:table-cell>
          <table:table-cell office:value-type="float" office:value="111" calcext:value-type="float">
            <text:p>111</text:p>
          </table:table-cell>
          <table:table-cell office:value-type="float" office:value="0.0422639" calcext:value-type="float">
            <text:p>0,0422639</text:p>
          </table:table-cell>
          <table:table-cell office:value-type="float" office:value="0.00285459" calcext:value-type="float">
            <text:p>0,00285459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4</text:p>
          </table:table-cell>
          <table:table-cell office:value-type="float" office:value="109" calcext:value-type="float">
            <text:p>109</text:p>
          </table:table-cell>
          <table:table-cell office:value-type="float" office:value="0.038843" calcext:value-type="float">
            <text:p>0,038843</text:p>
          </table:table-cell>
          <table:table-cell office:value-type="float" office:value="0.00289807" calcext:value-type="float">
            <text:p>0,00289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3</text:p>
          </table:table-cell>
          <table:table-cell office:value-type="float" office:value="113" calcext:value-type="float">
            <text:p>113</text:p>
          </table:table-cell>
          <table:table-cell office:value-type="float" office:value="0.0426444" calcext:value-type="float">
            <text:p>0,0426444</text:p>
          </table:table-cell>
          <table:table-cell office:value-type="float" office:value="0.00292029" calcext:value-type="float">
            <text:p>0,00292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6</text:p>
          </table:table-cell>
          <table:table-cell office:value-type="float" office:value="113" calcext:value-type="float">
            <text:p>113</text:p>
          </table:table-cell>
          <table:table-cell office:value-type="float" office:value="0.0469433" calcext:value-type="float">
            <text:p>0,0469433</text:p>
          </table:table-cell>
          <table:table-cell office:value-type="float" office:value="0.00294353" calcext:value-type="float">
            <text:p>0,00294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5</text:p>
          </table:table-cell>
          <table:table-cell office:value-type="float" office:value="109" calcext:value-type="float">
            <text:p>109</text:p>
          </table:table-cell>
          <table:table-cell office:value-type="float" office:value="0.0381969" calcext:value-type="float">
            <text:p>0,0381969</text:p>
          </table:table-cell>
          <table:table-cell office:value-type="float" office:value="0.00297628" calcext:value-type="float">
            <text:p>0,00297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4</text:p>
          </table:table-cell>
          <table:table-cell office:value-type="float" office:value="111" calcext:value-type="float">
            <text:p>111</text:p>
          </table:table-cell>
          <table:table-cell office:value-type="float" office:value="0.0438233" calcext:value-type="float">
            <text:p>0,0438233</text:p>
          </table:table-cell>
          <table:table-cell office:value-type="float" office:value="0.00297777" calcext:value-type="float">
            <text:p>0,00297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3</text:p>
          </table:table-cell>
          <table:table-cell office:value-type="float" office:value="112" calcext:value-type="float">
            <text:p>112</text:p>
          </table:table-cell>
          <table:table-cell office:value-type="float" office:value="0.0442151" calcext:value-type="float">
            <text:p>0,0442151</text:p>
          </table:table-cell>
          <table:table-cell office:value-type="float" office:value="0.00299363" calcext:value-type="float">
            <text:p>0,00299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7</text:p>
          </table:table-cell>
          <table:table-cell office:value-type="float" office:value="113" calcext:value-type="float">
            <text:p>113</text:p>
          </table:table-cell>
          <table:table-cell office:value-type="float" office:value="0.044407" calcext:value-type="float">
            <text:p>0,044407</text:p>
          </table:table-cell>
          <table:table-cell office:value-type="float" office:value="0.00302669" calcext:value-type="float">
            <text:p>0,00302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6</text:p>
          </table:table-cell>
          <table:table-cell office:value-type="float" office:value="114" calcext:value-type="float">
            <text:p>114</text:p>
          </table:table-cell>
          <table:table-cell office:value-type="float" office:value="0.0441047" calcext:value-type="float">
            <text:p>0,0441047</text:p>
          </table:table-cell>
          <table:table-cell office:value-type="float" office:value="0.00307813" calcext:value-type="float">
            <text:p>0,0030781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5</text:p>
          </table:table-cell>
          <table:table-cell office:value-type="float" office:value="112" calcext:value-type="float">
            <text:p>112</text:p>
          </table:table-cell>
          <table:table-cell office:value-type="float" office:value="0.0465378" calcext:value-type="float">
            <text:p>0,0465378</text:p>
          </table:table-cell>
          <table:table-cell office:value-type="float" office:value="0.00310375" calcext:value-type="float">
            <text:p>0,00310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4</text:p>
          </table:table-cell>
          <table:table-cell office:value-type="float" office:value="110" calcext:value-type="float">
            <text:p>110</text:p>
          </table:table-cell>
          <table:table-cell office:value-type="float" office:value="0.0500505" calcext:value-type="float">
            <text:p>0,0500505</text:p>
          </table:table-cell>
          <table:table-cell office:value-type="float" office:value="0.00315545" calcext:value-type="float">
            <text:p>0,00315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3</text:p>
          </table:table-cell>
          <table:table-cell office:value-type="float" office:value="112" calcext:value-type="float">
            <text:p>112</text:p>
          </table:table-cell>
          <table:table-cell office:value-type="float" office:value="0.0461254" calcext:value-type="float">
            <text:p>0,0461254</text:p>
          </table:table-cell>
          <table:table-cell office:value-type="float" office:value="0.00317325" calcext:value-type="float">
            <text:p>0,00317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8</text:p>
          </table:table-cell>
          <table:table-cell office:value-type="float" office:value="113" calcext:value-type="float">
            <text:p>113</text:p>
          </table:table-cell>
          <table:table-cell office:value-type="float" office:value="0.0474411" calcext:value-type="float">
            <text:p>0,0474411</text:p>
          </table:table-cell>
          <table:table-cell office:value-type="float" office:value="0.00328051" calcext:value-type="float">
            <text:p>0,00328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7</text:p>
          </table:table-cell>
          <table:table-cell office:value-type="float" office:value="111" calcext:value-type="float">
            <text:p>111</text:p>
          </table:table-cell>
          <table:table-cell office:value-type="float" office:value="0.0408717" calcext:value-type="float">
            <text:p>0,0408717</text:p>
          </table:table-cell>
          <table:table-cell office:value-type="float" office:value="0.00331218" calcext:value-type="float">
            <text:p>0,00331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6</text:p>
          </table:table-cell>
          <table:table-cell office:value-type="float" office:value="112" calcext:value-type="float">
            <text:p>112</text:p>
          </table:table-cell>
          <table:table-cell office:value-type="float" office:value="0.0409419" calcext:value-type="float">
            <text:p>0,0409419</text:p>
          </table:table-cell>
          <table:table-cell office:value-type="float" office:value="0.00346704" calcext:value-type="float">
            <text:p>0,00346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5</text:p>
          </table:table-cell>
          <table:table-cell office:value-type="float" office:value="110" calcext:value-type="float">
            <text:p>110</text:p>
          </table:table-cell>
          <table:table-cell office:value-type="float" office:value="0.0436976" calcext:value-type="float">
            <text:p>0,0436976</text:p>
          </table:table-cell>
          <table:table-cell office:value-type="float" office:value="0.00354354" calcext:value-type="float">
            <text:p>0,00354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4</text:p>
          </table:table-cell>
          <table:table-cell office:value-type="float" office:value="115" calcext:value-type="float">
            <text:p>115</text:p>
          </table:table-cell>
          <table:table-cell office:value-type="float" office:value="0.0624123" calcext:value-type="float">
            <text:p>0,0624123</text:p>
          </table:table-cell>
          <table:table-cell office:value-type="float" office:value="0.0035505" calcext:value-type="float">
            <text:p>0,0035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3</text:p>
          </table:table-cell>
          <table:table-cell office:value-type="float" office:value="108" calcext:value-type="float">
            <text:p>108</text:p>
          </table:table-cell>
          <table:table-cell office:value-type="float" office:value="0.0348336" calcext:value-type="float">
            <text:p>0,0348336</text:p>
          </table:table-cell>
          <table:table-cell office:value-type="float" office:value="0.00356111" calcext:value-type="float">
            <text:p>0,00356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9</text:p>
          </table:table-cell>
          <table:table-cell office:value-type="float" office:value="111" calcext:value-type="float">
            <text:p>111</text:p>
          </table:table-cell>
          <table:table-cell office:value-type="float" office:value="0.045281" calcext:value-type="float">
            <text:p>0,045281</text:p>
          </table:table-cell>
          <table:table-cell office:value-type="float" office:value="0.00382476" calcext:value-type="float">
            <text:p>0,00382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8</text:p>
          </table:table-cell>
          <table:table-cell office:value-type="float" office:value="109" calcext:value-type="float">
            <text:p>109</text:p>
          </table:table-cell>
          <table:table-cell office:value-type="float" office:value="0.041143" calcext:value-type="float">
            <text:p>0,041143</text:p>
          </table:table-cell>
          <table:table-cell office:value-type="float" office:value="0.00393171" calcext:value-type="float">
            <text:p>0,00393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7</text:p>
          </table:table-cell>
          <table:table-cell office:value-type="float" office:value="113" calcext:value-type="float">
            <text:p>113</text:p>
          </table:table-cell>
          <table:table-cell office:value-type="float" office:value="1.34526" calcext:value-type="float">
            <text:p>1,34526</text:p>
          </table:table-cell>
          <table:table-cell office:value-type="float" office:value="0.00410575" calcext:value-type="float">
            <text:p>0,0041057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6</text:p>
          </table:table-cell>
          <table:table-cell office:value-type="float" office:value="107" calcext:value-type="float">
            <text:p>107</text:p>
          </table:table-cell>
          <table:table-cell office:value-type="float" office:value="0.0358049" calcext:value-type="float">
            <text:p>0,0358049</text:p>
          </table:table-cell>
          <table:table-cell office:value-type="float" office:value="0.00411807" calcext:value-type="float">
            <text:p>0,00411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5</text:p>
          </table:table-cell>
          <table:table-cell office:value-type="float" office:value="116" calcext:value-type="float">
            <text:p>116</text:p>
          </table:table-cell>
          <table:table-cell office:value-type="float" office:value="0.0499539" calcext:value-type="float">
            <text:p>0,0499539</text:p>
          </table:table-cell>
          <table:table-cell office:value-type="float" office:value="0.00431348" calcext:value-type="float">
            <text:p>0,00431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4</text:p>
          </table:table-cell>
          <table:table-cell office:value-type="float" office:value="114" calcext:value-type="float">
            <text:p>114</text:p>
          </table:table-cell>
          <table:table-cell office:value-type="float" office:value="0.0435954" calcext:value-type="float">
            <text:p>0,0435954</text:p>
          </table:table-cell>
          <table:table-cell office:value-type="float" office:value="0.00431901" calcext:value-type="float">
            <text:p>0,004319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3</text:p>
          </table:table-cell>
          <table:table-cell office:value-type="float" office:value="112" calcext:value-type="float">
            <text:p>112</text:p>
          </table:table-cell>
          <table:table-cell office:value-type="float" office:value="0.0458213" calcext:value-type="float">
            <text:p>0,0458213</text:p>
          </table:table-cell>
          <table:table-cell office:value-type="float" office:value="0.00439682" calcext:value-type="float">
            <text:p>0,00439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9</text:p>
          </table:table-cell>
          <table:table-cell office:value-type="float" office:value="110" calcext:value-type="float">
            <text:p>110</text:p>
          </table:table-cell>
          <table:table-cell office:value-type="float" office:value="0.0407295" calcext:value-type="float">
            <text:p>0,0407295</text:p>
          </table:table-cell>
          <table:table-cell office:value-type="float" office:value="0.00636789" calcext:value-type="float">
            <text:p>0,00636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8</text:p>
          </table:table-cell>
          <table:table-cell office:value-type="float" office:value="109" calcext:value-type="float">
            <text:p>109</text:p>
          </table:table-cell>
          <table:table-cell office:value-type="float" office:value="0.0339007" calcext:value-type="float">
            <text:p>0,0339007</text:p>
          </table:table-cell>
          <table:table-cell office:value-type="float" office:value="0.00700412" calcext:value-type="float">
            <text:p>0,00700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7</text:p>
          </table:table-cell>
          <table:table-cell office:value-type="float" office:value="112" calcext:value-type="float">
            <text:p>112</text:p>
          </table:table-cell>
          <table:table-cell office:value-type="float" office:value="0.0419731" calcext:value-type="float">
            <text:p>0,0419731</text:p>
          </table:table-cell>
          <table:table-cell office:value-type="float" office:value="0.00745405" calcext:value-type="float">
            <text:p>0,00745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6</text:p>
          </table:table-cell>
          <table:table-cell office:value-type="float" office:value="111" calcext:value-type="float">
            <text:p>111</text:p>
          </table:table-cell>
          <table:table-cell office:value-type="float" office:value="0.0405707" calcext:value-type="float">
            <text:p>0,0405707</text:p>
          </table:table-cell>
          <table:table-cell office:value-type="float" office:value="0.00778288" calcext:value-type="float">
            <text:p>0,00778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5</text:p>
          </table:table-cell>
          <table:table-cell office:value-type="float" office:value="117" calcext:value-type="float">
            <text:p>117</text:p>
          </table:table-cell>
          <table:table-cell office:value-type="float" office:value="0.0647863" calcext:value-type="float">
            <text:p>0,0647863</text:p>
          </table:table-cell>
          <table:table-cell office:value-type="float" office:value="0.00930685" calcext:value-type="float">
            <text:p>0,00930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4</text:p>
          </table:table-cell>
          <table:table-cell office:value-type="float" office:value="108" calcext:value-type="float">
            <text:p>108</text:p>
          </table:table-cell>
          <table:table-cell office:value-type="float" office:value="0.0303837" calcext:value-type="float">
            <text:p>0,0303837</text:p>
          </table:table-cell>
          <table:table-cell office:value-type="float" office:value="0.0115576" calcext:value-type="float">
            <text:p>0,0115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9</text:p>
          </table:table-cell>
          <table:table-cell office:value-type="float" office:value="106" calcext:value-type="float">
            <text:p>106</text:p>
          </table:table-cell>
          <table:table-cell office:value-type="float" office:value="0.0324988" calcext:value-type="float">
            <text:p>0,0324988</text:p>
          </table:table-cell>
          <table:table-cell office:value-type="float" office:value="0.013021" calcext:value-type="float">
            <text:p>0,013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8</text:p>
          </table:table-cell>
          <table:table-cell office:value-type="float" office:value="110" calcext:value-type="float">
            <text:p>110</text:p>
          </table:table-cell>
          <table:table-cell office:value-type="float" office:value="0.0369814" calcext:value-type="float">
            <text:p>0,0369814</text:p>
          </table:table-cell>
          <table:table-cell office:value-type="float" office:value="0.0132644" calcext:value-type="float">
            <text:p>0,013264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7</text:p>
          </table:table-cell>
          <table:table-cell office:value-type="float" office:value="108" calcext:value-type="float">
            <text:p>108</text:p>
          </table:table-cell>
          <table:table-cell office:value-type="float" office:value="0.0418554" calcext:value-type="float">
            <text:p>0,0418554</text:p>
          </table:table-cell>
          <table:table-cell office:value-type="float" office:value="0.0296254" calcext:value-type="float">
            <text:p>0,0296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6</text:p>
          </table:table-cell>
          <table:table-cell office:value-type="float" office:value="116" calcext:value-type="float">
            <text:p>116</text:p>
          </table:table-cell>
          <table:table-cell office:value-type="float" office:value="1.45155" calcext:value-type="float">
            <text:p>1,45155</text:p>
          </table:table-cell>
          <table:table-cell office:value-type="float" office:value="25.9771" calcext:value-type="float">
            <text:p>25,9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5</text:p>
          </table:table-cell>
          <table:table-cell office:value-type="float" office:value="114" calcext:value-type="float">
            <text:p>114</text:p>
          </table:table-cell>
          <table:table-cell office:value-type="float" office:value="0.0581779" calcext:value-type="float">
            <text:p>0,0581779</text:p>
          </table:table-cell>
          <table:table-cell office:value-type="float" office:value="26.7862" calcext:value-type="float">
            <text:p>26,7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9</text:p>
          </table:table-cell>
          <table:table-cell office:value-type="float" office:value="115" calcext:value-type="float">
            <text:p>115</text:p>
          </table:table-cell>
          <table:table-cell office:value-type="float" office:value="1.39729" calcext:value-type="float">
            <text:p>1,39729</text:p>
          </table:table-cell>
          <table:table-cell office:value-type="float" office:value="27.9776" calcext:value-type="float">
            <text:p>27,9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8</text:p>
          </table:table-cell>
          <table:table-cell office:value-type="float" office:value="114" calcext:value-type="float">
            <text:p>114</text:p>
          </table:table-cell>
          <table:table-cell office:value-type="float" office:value="0.0461099" calcext:value-type="float">
            <text:p>0,0461099</text:p>
          </table:table-cell>
          <table:table-cell office:value-type="float" office:value="29.4882" calcext:value-type="float">
            <text:p>29,48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7</text:p>
          </table:table-cell>
          <table:table-cell office:value-type="float" office:value="112" calcext:value-type="float">
            <text:p>112</text:p>
          </table:table-cell>
          <table:table-cell office:value-type="float" office:value="1.42275" calcext:value-type="float">
            <text:p>1,42275</text:p>
          </table:table-cell>
          <table:table-cell office:value-type="float" office:value="44.8508" calcext:value-type="float">
            <text:p>44,8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6</text:p>
          </table:table-cell>
          <table:table-cell office:value-type="float" office:value="115" calcext:value-type="float">
            <text:p>115</text:p>
          </table:table-cell>
          <table:table-cell office:value-type="float" office:value="0.0578603" calcext:value-type="float">
            <text:p>0,0578603</text:p>
          </table:table-cell>
          <table:table-cell office:value-type="float" office:value="112.694" calcext:value-type="float">
            <text:p>112,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9</text:p>
          </table:table-cell>
          <table:table-cell office:value-type="float" office:value="113" calcext:value-type="float">
            <text:p>113</text:p>
          </table:table-cell>
          <table:table-cell office:value-type="float" office:value="1.3624" calcext:value-type="float">
            <text:p>1,3624</text:p>
          </table:table-cell>
          <table:table-cell office:value-type="float" office:value="218.423" calcext:value-type="float">
            <text:p>218,42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8</text:p>
          </table:table-cell>
          <table:table-cell office:value-type="float" office:value="115" calcext:value-type="float">
            <text:p>115</text:p>
          </table:table-cell>
          <table:table-cell office:value-type="float" office:value="1.48298" calcext:value-type="float">
            <text:p>1,48298</text:p>
          </table:table-cell>
          <table:table-cell office:value-type="float" office:value="228.109" calcext:value-type="float">
            <text:p>228,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7</text:p>
          </table:table-cell>
          <table:table-cell office:value-type="float" office:value="117" calcext:value-type="float">
            <text:p>117</text:p>
          </table:table-cell>
          <table:table-cell office:value-type="float" office:value="1.3748" calcext:value-type="float">
            <text:p>1,3748</text:p>
          </table:table-cell>
          <table:table-cell office:value-type="float" office:value="228.246" calcext:value-type="float">
            <text:p>228,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9</text:p>
          </table:table-cell>
          <table:table-cell office:value-type="float" office:value="114" calcext:value-type="float">
            <text:p>114</text:p>
          </table:table-cell>
          <table:table-cell office:value-type="float" office:value="0.0546615" calcext:value-type="float">
            <text:p>0,0546615</text:p>
          </table:table-cell>
          <table:table-cell office:value-type="float" office:value="237.047" calcext:value-type="float">
            <text:p>237,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8</text:p>
          </table:table-cell>
          <table:table-cell office:value-type="float" office:value="116" calcext:value-type="float">
            <text:p>116</text:p>
          </table:table-cell>
          <table:table-cell office:value-type="float" office:value="0.0510451" calcext:value-type="float">
            <text:p>0,0510451</text:p>
          </table:table-cell>
          <table:table-cell office:value-type="float" office:value="248.164" calcext:value-type="float">
            <text:p>248,16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9</text:p>
          </table:table-cell>
          <table:table-cell office:value-type="float" office:value="118" calcext:value-type="float">
            <text:p>118</text:p>
          </table:table-cell>
          <table:table-cell office:value-type="float" office:value="1.40203" calcext:value-type="float">
            <text:p>1,40203</text:p>
          </table:table-cell>
          <table:table-cell office:value-type="float" office:value="250.878" calcext:value-type="float">
            <text:p>250,878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Sheet2.C1:Sheet2.E5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.00.0000</text:date>, <text:time style:data-style-name="N2" text:time-value="20:49:04.672076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20:39:13.401668247</meta:creation-date>
    <dc:date>2014-12-05T21:02:04.436837432</dc:date>
    <meta:editing-duration>PT30M29S</meta:editing-duration>
    <meta:editing-cycles>2</meta:editing-cycles>
    <meta:generator>LibreOffice/4.2.7.2$Linux_X86_64 LibreOffice_project/420$Build-2</meta:generator>
    <meta:document-statistic meta:table-count="2" meta:cell-count="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Sheet1.C2:Sheet1.E50 Sheet1.D1:Sheet1.E1" chart:data-source-has-labels="both" svg:x="0.32cm" svg:y="0.18cm" svg:width="12.243cm" svg:height="8.64cm">
          <chartooo:coordinate-region svg:x="1.603cm" svg:y="0.379cm" svg:width="10.773cm" svg:height="7.396cm"/>
          <chart:axis chart:dimension="x" chart:name="primary-x" chart:style-name="ch4" chartooo:axis-type="auto">
            <chartooo:date-scale/>
            <chart:categories table:cell-range-address="Sheet1.C2:Sheet1.C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50" chart:label-cell-address="Sheet1.D1:Sheet1.D1" chart:class="chart:line">
            <chart:data-point chart:repeated="49"/>
          </chart:series>
          <chart:series chart:style-name="ch8" chart:values-cell-range-address="Sheet1.E2:Sheet1.E50" chart:label-cell-address="Sheet1.E1:Sheet1.E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time,</text:p>
                <draw:g>
                  <svg:desc>Sheet1.D1:Sheet1.D1</svg:desc>
                </draw:g>
              </table:table-cell>
              <table:table-cell office:value-type="string">
                <text:p>nosim_ti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C2:Sheet1.C50</svg:desc>
                </draw:g>
              </table:table-cell>
              <table:table-cell office:value-type="float" office:value="0.000722554">
                <text:p>0.000722554</text:p>
                <draw:g>
                  <svg:desc>Sheet1.D2:Sheet1.D50</svg:desc>
                </draw:g>
              </table:table-cell>
              <table:table-cell office:value-type="float" office:value="0.00034564">
                <text:p>0.00034564</text:p>
                <draw:g>
                  <svg:desc>Sheet1.E2:Sheet1.E50</svg:desc>
                </draw:g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85416">
                <text:p>0.00085416</text:p>
              </table:table-cell>
              <table:table-cell office:value-type="float" office:value="0.000303463">
                <text:p>0.0003034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04581">
                <text:p>0.00104581</text:p>
              </table:table-cell>
              <table:table-cell office:value-type="float" office:value="0.000336943">
                <text:p>0.00033694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71385">
                <text:p>0.00071385</text:p>
              </table:table-cell>
              <table:table-cell office:value-type="float" office:value="0.000432218">
                <text:p>0.0004322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61805">
                <text:p>0.00161805</text:p>
              </table:table-cell>
              <table:table-cell office:value-type="float" office:value="0.00024298">
                <text:p>0.000242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75651">
                <text:p>0.00175651</text:p>
              </table:table-cell>
              <table:table-cell office:value-type="float" office:value="0.000333037">
                <text:p>0.0003330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211779">
                <text:p>0.00211779</text:p>
              </table:table-cell>
              <table:table-cell office:value-type="float" office:value="0.000248214">
                <text:p>0.0002482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84164">
                <text:p>0.00184164</text:p>
              </table:table-cell>
              <table:table-cell office:value-type="float" office:value="0.0003644">
                <text:p>0.00036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85687">
                <text:p>0.00185687</text:p>
              </table:table-cell>
              <table:table-cell office:value-type="float" office:value="0.000230782">
                <text:p>0.0002307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90594">
                <text:p>0.00190594</text:p>
              </table:table-cell>
              <table:table-cell office:value-type="float" office:value="0.00029582">
                <text:p>0.000295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85665">
                <text:p>0.00185665</text:p>
              </table:table-cell>
              <table:table-cell office:value-type="float" office:value="0.000362466">
                <text:p>0.0003624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33337">
                <text:p>0.0033337</text:p>
              </table:table-cell>
              <table:table-cell office:value-type="float" office:value="0.000302576">
                <text:p>0.00030257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242401">
                <text:p>0.00242401</text:p>
              </table:table-cell>
              <table:table-cell office:value-type="float" office:value="0.000397652">
                <text:p>0.00039765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94609">
                <text:p>0.00194609</text:p>
              </table:table-cell>
              <table:table-cell office:value-type="float" office:value="0.000233021">
                <text:p>0.00023302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317204">
                <text:p>0.00317204</text:p>
              </table:table-cell>
              <table:table-cell office:value-type="float" office:value="0.000312182">
                <text:p>0.0003121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27279">
                <text:p>0.0027279</text:p>
              </table:table-cell>
              <table:table-cell office:value-type="float" office:value="0.000296338">
                <text:p>0.0002963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0835">
                <text:p>0.0020835</text:p>
              </table:table-cell>
              <table:table-cell office:value-type="float" office:value="0.000612951">
                <text:p>0.00061295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219984">
                <text:p>0.00219984</text:p>
              </table:table-cell>
              <table:table-cell office:value-type="float" office:value="0.000609066">
                <text:p>0.0006090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232106">
                <text:p>0.00232106</text:p>
              </table:table-cell>
              <table:table-cell office:value-type="float" office:value="0.000596197">
                <text:p>0.0005961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469705">
                <text:p>0.00469705</text:p>
              </table:table-cell>
              <table:table-cell office:value-type="float" office:value="0.000520182">
                <text:p>0.0005201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230577">
                <text:p>0.00230577</text:p>
              </table:table-cell>
              <table:table-cell office:value-type="float" office:value="0.000571971">
                <text:p>0.00057197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347259">
                <text:p>0.00347259</text:p>
              </table:table-cell>
              <table:table-cell office:value-type="float" office:value="0.000376993">
                <text:p>0.0003769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53636">
                <text:p>0.00353636</text:p>
              </table:table-cell>
              <table:table-cell office:value-type="float" office:value="0.000582392">
                <text:p>0.00058239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61888">
                <text:p>0.00361888</text:p>
              </table:table-cell>
              <table:table-cell office:value-type="float" office:value="0.000426757">
                <text:p>0.00042675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56142">
                <text:p>0.00356142</text:p>
              </table:table-cell>
              <table:table-cell office:value-type="float" office:value="0.00111856">
                <text:p>0.001118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758002">
                <text:p>0.00758002</text:p>
              </table:table-cell>
              <table:table-cell office:value-type="float" office:value="0.000711764">
                <text:p>0.0007117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984386">
                <text:p>0.00984386</text:p>
              </table:table-cell>
              <table:table-cell office:value-type="float" office:value="0.000817105">
                <text:p>0.00081710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760471">
                <text:p>0.00760471</text:p>
              </table:table-cell>
              <table:table-cell office:value-type="float" office:value="0.000678257">
                <text:p>0.0006782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88975">
                <text:p>0.0088975</text:p>
              </table:table-cell>
              <table:table-cell office:value-type="float" office:value="0.000671301">
                <text:p>0.0006713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17234">
                <text:p>0.00817234</text:p>
              </table:table-cell>
              <table:table-cell office:value-type="float" office:value="0.000737778">
                <text:p>0.00073777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903039">
                <text:p>0.00903039</text:p>
              </table:table-cell>
              <table:table-cell office:value-type="float" office:value="0.000802207">
                <text:p>0.00080220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965781">
                <text:p>0.00965781</text:p>
              </table:table-cell>
              <table:table-cell office:value-type="float" office:value="0.000871869">
                <text:p>0.0008718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90391">
                <text:p>0.00890391</text:p>
              </table:table-cell>
              <table:table-cell office:value-type="float" office:value="0.000697102">
                <text:p>0.0006971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973448">
                <text:p>0.00973448</text:p>
              </table:table-cell>
              <table:table-cell office:value-type="float" office:value="0.000908573">
                <text:p>0.0009085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0351">
                <text:p>0.010351</text:p>
              </table:table-cell>
              <table:table-cell office:value-type="float" office:value="0.00158735">
                <text:p>0.0015873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967287">
                <text:p>0.00967287</text:p>
              </table:table-cell>
              <table:table-cell office:value-type="float" office:value="0.000847825">
                <text:p>0.00084782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06147">
                <text:p>0.0106147</text:p>
              </table:table-cell>
              <table:table-cell office:value-type="float" office:value="0.000807821">
                <text:p>0.0008078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06231">
                <text:p>0.0106231</text:p>
              </table:table-cell>
              <table:table-cell office:value-type="float" office:value="0.000825355">
                <text:p>0.00082535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66198">
                <text:p>0.0166198</text:p>
              </table:table-cell>
              <table:table-cell office:value-type="float" office:value="0.00247465">
                <text:p>0.002474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977549">
                <text:p>0.00977549</text:p>
              </table:table-cell>
              <table:table-cell office:value-type="float" office:value="0.000823361">
                <text:p>0.00082336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990775">
                <text:p>0.00990775</text:p>
              </table:table-cell>
              <table:table-cell office:value-type="float" office:value="0.000719485">
                <text:p>0.0007194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458">
                <text:p>0.0101458</text:p>
              </table:table-cell>
              <table:table-cell office:value-type="float" office:value="0.000992656">
                <text:p>0.0009926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1175">
                <text:p>0.011175</text:p>
              </table:table-cell>
              <table:table-cell office:value-type="float" office:value="0.00215316">
                <text:p>0.002153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6661">
                <text:p>0.0106661</text:p>
              </table:table-cell>
              <table:table-cell office:value-type="float" office:value="0.00139617">
                <text:p>0.001396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073">
                <text:p>0.0101073</text:p>
              </table:table-cell>
              <table:table-cell office:value-type="float" office:value="0.00129134">
                <text:p>0.0012913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52585">
                <text:p>0.052585</text:p>
              </table:table-cell>
              <table:table-cell office:value-type="float" office:value="0.07929">
                <text:p>0.079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568905">
                <text:p>0.0568905</text:p>
              </table:table-cell>
              <table:table-cell office:value-type="float" office:value="0.089852">
                <text:p>0.0898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570632">
                <text:p>0.0570632</text:p>
              </table:table-cell>
              <table:table-cell office:value-type="float" office:value="0.0785498">
                <text:p>0.078549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618145">
                <text:p>0.0618145</text:p>
              </table:table-cell>
              <table:table-cell office:value-type="float" office:value="0.0911742">
                <text:p>0.0911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Sheet2.C2:Sheet2.E50 Sheet2.D1:Sheet2.E1" chart:data-source-has-labels="both" svg:x="0.32cm" svg:y="0.18cm" svg:width="12.243cm" svg:height="8.64cm">
          <chartooo:coordinate-region svg:x="1.418cm" svg:y="0.379cm" svg:width="11.004cm" svg:height="7.517cm"/>
          <chart:axis chart:dimension="x" chart:name="primary-x" chart:style-name="ch4" chartooo:axis-type="auto">
            <chartooo:date-scale/>
            <chart:categories table:cell-range-address="Sheet2.C2:Sheet2.C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50" chart:label-cell-address="Sheet2.D1:Sheet2.D1" chart:class="chart:line">
            <chart:data-point chart:repeated="49"/>
          </chart:series>
          <chart:series chart:style-name="ch8" chart:values-cell-range-address="Sheet2.E2:Sheet2.E50" chart:label-cell-address="Sheet2.E1:Sheet2.E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time,</text:p>
                <draw:g>
                  <svg:desc>Sheet2.D1:Sheet2.D1</svg:desc>
                </draw:g>
              </table:table-cell>
              <table:table-cell office:value-type="string">
                <text:p>nosim_time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107">
                <text:p>110</text:p>
                <draw:g>
                  <svg:desc>Sheet2.C2:Sheet2.C50</svg:desc>
                </draw:g>
              </table:table-cell>
              <table:table-cell office:value-type="float" office:value="0.0354367">
                <text:p>0.0354367</text:p>
                <draw:g>
                  <svg:desc>Sheet2.D2:Sheet2.D50</svg:desc>
                </draw:g>
              </table:table-cell>
              <table:table-cell office:value-type="float" office:value="0.00277886">
                <text:p>0.00277886</text:p>
                <draw:g>
                  <svg:desc>Sheet2.E2:Sheet2.E50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24915">
                <text:p>0.0424915</text:p>
              </table:table-cell>
              <table:table-cell office:value-type="float" office:value="0.002813">
                <text:p>0.00281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97166">
                <text:p>0.0497166</text:p>
              </table:table-cell>
              <table:table-cell office:value-type="float" office:value="0.00282003">
                <text:p>0.0028200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22639">
                <text:p>0.0422639</text:p>
              </table:table-cell>
              <table:table-cell office:value-type="float" office:value="0.00285459">
                <text:p>0.0028545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8843">
                <text:p>0.038843</text:p>
              </table:table-cell>
              <table:table-cell office:value-type="float" office:value="0.00289807">
                <text:p>0.0028980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26444">
                <text:p>0.0426444</text:p>
              </table:table-cell>
              <table:table-cell office:value-type="float" office:value="0.00292029">
                <text:p>0.0029202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69433">
                <text:p>0.0469433</text:p>
              </table:table-cell>
              <table:table-cell office:value-type="float" office:value="0.00294353">
                <text:p>0.0029435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81969">
                <text:p>0.0381969</text:p>
              </table:table-cell>
              <table:table-cell office:value-type="float" office:value="0.00297628">
                <text:p>0.0029762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38233">
                <text:p>0.0438233</text:p>
              </table:table-cell>
              <table:table-cell office:value-type="float" office:value="0.00297777">
                <text:p>0.0029777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42151">
                <text:p>0.0442151</text:p>
              </table:table-cell>
              <table:table-cell office:value-type="float" office:value="0.00299363">
                <text:p>0.0029936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4407">
                <text:p>0.044407</text:p>
              </table:table-cell>
              <table:table-cell office:value-type="float" office:value="0.00302669">
                <text:p>0.0030266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41047">
                <text:p>0.0441047</text:p>
              </table:table-cell>
              <table:table-cell office:value-type="float" office:value="0.00307813">
                <text:p>0.0030781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65378">
                <text:p>0.0465378</text:p>
              </table:table-cell>
              <table:table-cell office:value-type="float" office:value="0.00310375">
                <text:p>0.003103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00505">
                <text:p>0.0500505</text:p>
              </table:table-cell>
              <table:table-cell office:value-type="float" office:value="0.00315545">
                <text:p>0.0031554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61254">
                <text:p>0.0461254</text:p>
              </table:table-cell>
              <table:table-cell office:value-type="float" office:value="0.00317325">
                <text:p>0.0031732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74411">
                <text:p>0.0474411</text:p>
              </table:table-cell>
              <table:table-cell office:value-type="float" office:value="0.00328051">
                <text:p>0.0032805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08717">
                <text:p>0.0408717</text:p>
              </table:table-cell>
              <table:table-cell office:value-type="float" office:value="0.00331218">
                <text:p>0.0033121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09419">
                <text:p>0.0409419</text:p>
              </table:table-cell>
              <table:table-cell office:value-type="float" office:value="0.00346704">
                <text:p>0.0034670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36976">
                <text:p>0.0436976</text:p>
              </table:table-cell>
              <table:table-cell office:value-type="float" office:value="0.00354354">
                <text:p>0.0035435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624123">
                <text:p>0.0624123</text:p>
              </table:table-cell>
              <table:table-cell office:value-type="float" office:value="0.0035505">
                <text:p>0.003550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348336">
                <text:p>0.0348336</text:p>
              </table:table-cell>
              <table:table-cell office:value-type="float" office:value="0.00356111">
                <text:p>0.0035611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5281">
                <text:p>0.045281</text:p>
              </table:table-cell>
              <table:table-cell office:value-type="float" office:value="0.00382476">
                <text:p>0.0038247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41143">
                <text:p>0.041143</text:p>
              </table:table-cell>
              <table:table-cell office:value-type="float" office:value="0.00393171">
                <text:p>0.0039317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34526">
                <text:p>1.34526</text:p>
              </table:table-cell>
              <table:table-cell office:value-type="float" office:value="0.00410575">
                <text:p>0.004105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358049">
                <text:p>0.0358049</text:p>
              </table:table-cell>
              <table:table-cell office:value-type="float" office:value="0.00411807">
                <text:p>0.0041180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499539">
                <text:p>0.0499539</text:p>
              </table:table-cell>
              <table:table-cell office:value-type="float" office:value="0.00431348">
                <text:p>0.0043134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35954">
                <text:p>0.0435954</text:p>
              </table:table-cell>
              <table:table-cell office:value-type="float" office:value="0.00431901">
                <text:p>0.0043190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58213">
                <text:p>0.0458213</text:p>
              </table:table-cell>
              <table:table-cell office:value-type="float" office:value="0.00439682">
                <text:p>0.0043968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07295">
                <text:p>0.0407295</text:p>
              </table:table-cell>
              <table:table-cell office:value-type="float" office:value="0.00636789">
                <text:p>0.0063678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39007">
                <text:p>0.0339007</text:p>
              </table:table-cell>
              <table:table-cell office:value-type="float" office:value="0.00700412">
                <text:p>0.0070041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19731">
                <text:p>0.0419731</text:p>
              </table:table-cell>
              <table:table-cell office:value-type="float" office:value="0.00745405">
                <text:p>0.0074540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05707">
                <text:p>0.0405707</text:p>
              </table:table-cell>
              <table:table-cell office:value-type="float" office:value="0.00778288">
                <text:p>0.0077828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647863">
                <text:p>0.0647863</text:p>
              </table:table-cell>
              <table:table-cell office:value-type="float" office:value="0.00930685">
                <text:p>0.0093068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303837">
                <text:p>0.0303837</text:p>
              </table:table-cell>
              <table:table-cell office:value-type="float" office:value="0.0115576">
                <text:p>0.011557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324988">
                <text:p>0.0324988</text:p>
              </table:table-cell>
              <table:table-cell office:value-type="float" office:value="0.013021">
                <text:p>0.01302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69814">
                <text:p>0.0369814</text:p>
              </table:table-cell>
              <table:table-cell office:value-type="float" office:value="0.0132644">
                <text:p>0.013264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418554">
                <text:p>0.0418554</text:p>
              </table:table-cell>
              <table:table-cell office:value-type="float" office:value="0.0296254">
                <text:p>0.029625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.45155">
                <text:p>1.45155</text:p>
              </table:table-cell>
              <table:table-cell office:value-type="float" office:value="25.9771">
                <text:p>25.977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81779">
                <text:p>0.0581779</text:p>
              </table:table-cell>
              <table:table-cell office:value-type="float" office:value="26.7862">
                <text:p>26.786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39729">
                <text:p>1.39729</text:p>
              </table:table-cell>
              <table:table-cell office:value-type="float" office:value="27.9776">
                <text:p>27.977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61099">
                <text:p>0.0461099</text:p>
              </table:table-cell>
              <table:table-cell office:value-type="float" office:value="29.4882">
                <text:p>29.48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42275">
                <text:p>1.42275</text:p>
              </table:table-cell>
              <table:table-cell office:value-type="float" office:value="44.8508">
                <text:p>44.850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578603">
                <text:p>0.0578603</text:p>
              </table:table-cell>
              <table:table-cell office:value-type="float" office:value="112.694">
                <text:p>112.69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3624">
                <text:p>1.3624</text:p>
              </table:table-cell>
              <table:table-cell office:value-type="float" office:value="218.423">
                <text:p>218.42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48298">
                <text:p>1.48298</text:p>
              </table:table-cell>
              <table:table-cell office:value-type="float" office:value="228.109">
                <text:p>228.10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.3748">
                <text:p>1.3748</text:p>
              </table:table-cell>
              <table:table-cell office:value-type="float" office:value="228.246">
                <text:p>228.24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46615">
                <text:p>0.0546615</text:p>
              </table:table-cell>
              <table:table-cell office:value-type="float" office:value="237.047">
                <text:p>237.04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10451">
                <text:p>0.0510451</text:p>
              </table:table-cell>
              <table:table-cell office:value-type="float" office:value="248.164">
                <text:p>248.16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.40203">
                <text:p>1.40203</text:p>
              </table:table-cell>
              <table:table-cell office:value-type="float" office:value="250.878">
                <text:p>250.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